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4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8.911cm" svg:height="11.528cm" svg:x="6.624cm" svg:y="15.963cm">
            <draw:object draw:notify-on-update-of-ranges="Tabelle1.B29:Tabelle1.N29 Tabelle1.A36:Tabelle1.A36 Tabelle1.B1:Tabelle1.N1 Tabelle1.A37:Tabelle1.A37 Tabelle1.B3:Tabelle1.N3 Tabelle1.A38:Tabelle1.A38 Tabelle1.B5:Tabelle1.N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.775cm" svg:height="11.501cm" svg:x="25.945cm" svg:y="15.777cm">
            <draw:object draw:notify-on-update-of-ranges="Tabelle1.B29:Tabelle1.N29 Tabelle1.A36:Tabelle1.A36 Tabelle1.B7:Tabelle1.N7 Tabelle1.B8:Tabelle1.N8 Tabelle1.B8:Tabelle1.N8 Tabelle1.A37:Tabelle1.A37 Tabelle1.B9:Tabelle1.N9 Tabelle1.B10:Tabelle1.N10 Tabelle1.B10:Tabelle1.N10 Tabelle1.A38:Tabelle1.A38 Tabelle1.B11:Tabelle1.N11 Tabelle1.B12:Tabelle1.N12 Tabelle1.B12:Tabelle1.N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recall</text:p>
          </table:table-cell>
          <table:table-cell table:number-columns-repeated="13" office:value-type="float" office:value="0.998866666666668" calcext:value-type="float">
            <text:p>0,9988666667</text:p>
          </table:table-cell>
        </table:table-row>
        <table:table-row table:style-name="ro1">
          <table:table-cell office:value-type="string" calcext:value-type="string">
            <text:p>recall StdDev</text:p>
          </table:table-cell>
          <table:table-cell table:number-columns-repeated="13" office:value-type="float" office:value="0.00184834685139254" calcext:value-type="float">
            <text:p>0,0018483469</text:p>
          </table:table-cell>
        </table:table-row>
        <table:table-row table:style-name="ro1">
          <table:table-cell office:value-type="string" calcext:value-type="string">
            <text:p>macro-avg. recall</text:p>
          </table:table-cell>
          <table:table-cell table:number-columns-repeated="13" office:value-type="float" office:value="0.999367156820512" calcext:value-type="float">
            <text:p>0,9993671568</text:p>
          </table:table-cell>
        </table:table-row>
        <table:table-row table:style-name="ro1">
          <table:table-cell office:value-type="string" calcext:value-type="string">
            <text:p>macro-avg. recall StdDev</text:p>
          </table:table-cell>
          <table:table-cell table:number-columns-repeated="13" office:value-type="float" office:value="0.00102812237296114" calcext:value-type="float">
            <text:p>0,0010281224</text:p>
          </table:table-cell>
        </table:table-row>
        <table:table-row table:style-name="ro1">
          <table:table-cell office:value-type="string" calcext:value-type="string">
            <text:p>macro-avg. Pos/Neg recall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ro-avg. Pos/Neg recall StdDev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596495527102559" calcext:value-type="float">
            <text:p>0,5964955271</text:p>
          </table:table-cell>
          <table:table-cell office:value-type="float" office:value="0.603748824103303" calcext:value-type="float">
            <text:p>0,6037488241</text:p>
          </table:table-cell>
          <table:table-cell office:value-type="float" office:value="0.605252167080939" calcext:value-type="float">
            <text:p>0,6052521671</text:p>
          </table:table-cell>
          <table:table-cell office:value-type="float" office:value="0.606652501529099" calcext:value-type="float">
            <text:p>0,6066525015</text:p>
          </table:table-cell>
          <table:table-cell office:value-type="float" office:value="0.60758583186205" calcext:value-type="float">
            <text:p>0,6075858319</text:p>
          </table:table-cell>
          <table:table-cell office:value-type="float" office:value="0.608586389275651" calcext:value-type="float">
            <text:p>0,6085863893</text:p>
          </table:table-cell>
          <table:table-cell office:value-type="float" office:value="0.609753945551903" calcext:value-type="float">
            <text:p>0,6097539456</text:p>
          </table:table-cell>
          <table:table-cell office:value-type="float" office:value="0.609921839276697" calcext:value-type="float">
            <text:p>0,6099218393</text:p>
          </table:table-cell>
          <table:table-cell office:value-type="float" office:value="0.610922509676989" calcext:value-type="float">
            <text:p>0,6109225097</text:p>
          </table:table-cell>
          <table:table-cell office:value-type="float" office:value="0.611889843736007" calcext:value-type="float">
            <text:p>0,6118898437</text:p>
          </table:table-cell>
          <table:table-cell office:value-type="float" office:value="0.612289955218727" calcext:value-type="float">
            <text:p>0,6122899552</text:p>
          </table:table-cell>
          <table:table-cell office:value-type="float" office:value="0.612824405631438" calcext:value-type="float">
            <text:p>0,6128244056</text:p>
          </table:table-cell>
          <table:table-cell office:value-type="float" office:value="0.613724960792863" calcext:value-type="float">
            <text:p>0,6137249608</text:p>
          </table:table-cell>
        </table:table-row>
        <table:table-row table:style-name="ro1">
          <table:table-cell office:value-type="string" calcext:value-type="string">
            <text:p>precision StdDev</text:p>
          </table:table-cell>
          <table:table-cell office:value-type="float" office:value="0.0508945516136045" calcext:value-type="float">
            <text:p>0,0508945516</text:p>
          </table:table-cell>
          <table:table-cell office:value-type="float" office:value="0.0259121575527645" calcext:value-type="float">
            <text:p>0,0259121576</text:p>
          </table:table-cell>
          <table:table-cell office:value-type="float" office:value="0.026282091906121" calcext:value-type="float">
            <text:p>0,0262820919</text:p>
          </table:table-cell>
          <table:table-cell office:value-type="float" office:value="0.0268046904468418" calcext:value-type="float">
            <text:p>0,0268046904</text:p>
          </table:table-cell>
          <table:table-cell office:value-type="float" office:value="0.0271017229688149" calcext:value-type="float">
            <text:p>0,027101723</text:p>
          </table:table-cell>
          <table:table-cell office:value-type="float" office:value="0.0272960239740557" calcext:value-type="float">
            <text:p>0,027296024</text:p>
          </table:table-cell>
          <table:table-cell office:value-type="float" office:value="0.0271510971894776" calcext:value-type="float">
            <text:p>0,0271510972</text:p>
          </table:table-cell>
          <table:table-cell office:value-type="float" office:value="0.0267042120209071" calcext:value-type="float">
            <text:p>0,026704212</text:p>
          </table:table-cell>
          <table:table-cell office:value-type="float" office:value="0.0270926170971785" calcext:value-type="float">
            <text:p>0,0270926171</text:p>
          </table:table-cell>
          <table:table-cell office:value-type="float" office:value="0.0264859863344606" calcext:value-type="float">
            <text:p>0,0264859863</text:p>
          </table:table-cell>
          <table:table-cell office:value-type="float" office:value="0.0263984643841434" calcext:value-type="float">
            <text:p>0,0263984644</text:p>
          </table:table-cell>
          <table:table-cell office:value-type="float" office:value="0.0256930795791583" calcext:value-type="float">
            <text:p>0,0256930796</text:p>
          </table:table-cell>
          <table:table-cell office:value-type="float" office:value="0.0257806497501315" calcext:value-type="float">
            <text:p>0,0257806498</text:p>
          </table:table-cell>
        </table:table-row>
        <table:table-row table:style-name="ro1">
          <table:table-cell office:value-type="string" calcext:value-type="string">
            <text:p>macro-avg. precision</text:p>
          </table:table-cell>
          <table:table-cell office:value-type="float" office:value="0.349975215416194" calcext:value-type="float">
            <text:p>0,3499752154</text:p>
          </table:table-cell>
          <table:table-cell office:value-type="float" office:value="0.355452706455526" calcext:value-type="float">
            <text:p>0,3554527065</text:p>
          </table:table-cell>
          <table:table-cell office:value-type="float" office:value="0.359079482901734" calcext:value-type="float">
            <text:p>0,3590794829</text:p>
          </table:table-cell>
          <table:table-cell office:value-type="float" office:value="0.362106600843013" calcext:value-type="float">
            <text:p>0,3621066008</text:p>
          </table:table-cell>
          <table:table-cell office:value-type="float" office:value="0.364386194837393" calcext:value-type="float">
            <text:p>0,3643861948</text:p>
          </table:table-cell>
          <table:table-cell office:value-type="float" office:value="0.366700073938017" calcext:value-type="float">
            <text:p>0,3667000739</text:p>
          </table:table-cell>
          <table:table-cell office:value-type="float" office:value="0.368135411774592" calcext:value-type="float">
            <text:p>0,3681354118</text:p>
          </table:table-cell>
          <table:table-cell office:value-type="float" office:value="0.368912214391971" calcext:value-type="float">
            <text:p>0,3689122144</text:p>
          </table:table-cell>
          <table:table-cell office:value-type="float" office:value="0.370821251117718" calcext:value-type="float">
            <text:p>0,3708212511</text:p>
          </table:table-cell>
          <table:table-cell office:value-type="float" office:value="0.37251198159369" calcext:value-type="float">
            <text:p>0,3725119816</text:p>
          </table:table-cell>
          <table:table-cell office:value-type="float" office:value="0.373296503162533" calcext:value-type="float">
            <text:p>0,3732965032</text:p>
          </table:table-cell>
          <table:table-cell office:value-type="float" office:value="0.373879018882269" calcext:value-type="float">
            <text:p>0,3738790189</text:p>
          </table:table-cell>
          <table:table-cell office:value-type="float" office:value="0.375193549432685" calcext:value-type="float">
            <text:p>0,3751935494</text:p>
          </table:table-cell>
        </table:table-row>
        <table:table-row table:style-name="ro1">
          <table:table-cell office:value-type="string" calcext:value-type="string">
            <text:p>macro-avg. precision StdDev</text:p>
          </table:table-cell>
          <table:table-cell office:value-type="float" office:value="0.0117632185142918" calcext:value-type="float">
            <text:p>0,0117632185</text:p>
          </table:table-cell>
          <table:table-cell office:value-type="float" office:value="0.0134083071062723" calcext:value-type="float">
            <text:p>0,0134083071</text:p>
          </table:table-cell>
          <table:table-cell office:value-type="float" office:value="0.0141330308065951" calcext:value-type="float">
            <text:p>0,0141330308</text:p>
          </table:table-cell>
          <table:table-cell office:value-type="float" office:value="0.0140460880418361" calcext:value-type="float">
            <text:p>0,014046088</text:p>
          </table:table-cell>
          <table:table-cell office:value-type="float" office:value="0.0148048669989185" calcext:value-type="float">
            <text:p>0,014804867</text:p>
          </table:table-cell>
          <table:table-cell office:value-type="float" office:value="0.0153929074655524" calcext:value-type="float">
            <text:p>0,0153929075</text:p>
          </table:table-cell>
          <table:table-cell office:value-type="float" office:value="0.0153715539055485" calcext:value-type="float">
            <text:p>0,0153715539</text:p>
          </table:table-cell>
          <table:table-cell office:value-type="float" office:value="0.0155651734880614" calcext:value-type="float">
            <text:p>0,0155651735</text:p>
          </table:table-cell>
          <table:table-cell office:value-type="float" office:value="0.0154630594001124" calcext:value-type="float">
            <text:p>0,0154630594</text:p>
          </table:table-cell>
          <table:table-cell office:value-type="float" office:value="0.0157718131679489" calcext:value-type="float">
            <text:p>0,0157718132</text:p>
          </table:table-cell>
          <table:table-cell office:value-type="float" office:value="0.01536840260833" calcext:value-type="float">
            <text:p>0,0153684026</text:p>
          </table:table-cell>
          <table:table-cell office:value-type="float" office:value="0.0147159435206181" calcext:value-type="float">
            <text:p>0,0147159435</text:p>
          </table:table-cell>
          <table:table-cell office:value-type="float" office:value="0.0149069810757629" calcext:value-type="float">
            <text:p>0,0149069811</text:p>
          </table:table-cell>
        </table:table-row>
        <table:table-row table:style-name="ro1">
          <table:table-cell office:value-type="string" calcext:value-type="string">
            <text:p>macro-avg. Pos/Neg precision</text:p>
          </table:table-cell>
          <table:table-cell office:value-type="float" office:value="0.0393064764002138" calcext:value-type="float">
            <text:p>0,0393064764</text:p>
          </table:table-cell>
          <table:table-cell office:value-type="float" office:value="0.0442317542060864" calcext:value-type="float">
            <text:p>0,0442317542</text:p>
          </table:table-cell>
          <table:table-cell office:value-type="float" office:value="0.0508196470878381" calcext:value-type="float">
            <text:p>0,0508196471</text:p>
          </table:table-cell>
          <table:table-cell office:value-type="float" office:value="0.0560172134164359" calcext:value-type="float">
            <text:p>0,0560172134</text:p>
          </table:table-cell>
          <table:table-cell office:value-type="float" office:value="0.0601525148505601" calcext:value-type="float">
            <text:p>0,0601525149</text:p>
          </table:table-cell>
          <table:table-cell office:value-type="float" office:value="0.0642619112180268" calcext:value-type="float">
            <text:p>0,0642619112</text:p>
          </table:table-cell>
          <table:table-cell office:value-type="float" office:value="0.0661348744516672" calcext:value-type="float">
            <text:p>0,0661348745</text:p>
          </table:table-cell>
          <table:table-cell office:value-type="float" office:value="0.0677554847749439" calcext:value-type="float">
            <text:p>0,0677554848</text:p>
          </table:table-cell>
          <table:table-cell office:value-type="float" office:value="0.0708997047041881" calcext:value-type="float">
            <text:p>0,0708997047</text:p>
          </table:table-cell>
          <table:table-cell office:value-type="float" office:value="0.0735920882976623" calcext:value-type="float">
            <text:p>0,0735920883</text:p>
          </table:table-cell>
          <table:table-cell office:value-type="float" office:value="0.074902930122362" calcext:value-type="float">
            <text:p>0,0749029301</text:p>
          </table:table-cell>
          <table:table-cell office:value-type="float" office:value="0.0755799083838355" calcext:value-type="float">
            <text:p>0,0755799084</text:p>
          </table:table-cell>
          <table:table-cell office:value-type="float" office:value="0.0774404127925662" calcext:value-type="float">
            <text:p>0,0774404128</text:p>
          </table:table-cell>
        </table:table-row>
        <table:table-row table:style-name="ro1">
          <table:table-cell office:value-type="string" calcext:value-type="string">
            <text:p>macro-avg. Pos/Neg precision StdDev</text:p>
          </table:table-cell>
          <table:table-cell office:value-type="float" office:value="0.051787314589834" calcext:value-type="float">
            <text:p>0,0517873146</text:p>
          </table:table-cell>
          <table:table-cell office:value-type="float" office:value="0.020266028917989" calcext:value-type="float">
            <text:p>0,0202660289</text:p>
          </table:table-cell>
          <table:table-cell office:value-type="float" office:value="0.0211167245423095" calcext:value-type="float">
            <text:p>0,0211167245</text:p>
          </table:table-cell>
          <table:table-cell office:value-type="float" office:value="0.0209955208704973" calcext:value-type="float">
            <text:p>0,0209955209</text:p>
          </table:table-cell>
          <table:table-cell office:value-type="float" office:value="0.021264443215545" calcext:value-type="float">
            <text:p>0,0212644432</text:p>
          </table:table-cell>
          <table:table-cell office:value-type="float" office:value="0.0222622338567637" calcext:value-type="float">
            <text:p>0,0222622339</text:p>
          </table:table-cell>
          <table:table-cell office:value-type="float" office:value="0.0222235196944695" calcext:value-type="float">
            <text:p>0,0222235197</text:p>
          </table:table-cell>
          <table:table-cell office:value-type="float" office:value="0.0228293992734492" calcext:value-type="float">
            <text:p>0,0228293993</text:p>
          </table:table-cell>
          <table:table-cell office:value-type="float" office:value="0.0222723804324548" calcext:value-type="float">
            <text:p>0,0222723804</text:p>
          </table:table-cell>
          <table:table-cell office:value-type="float" office:value="0.0225797272817776" calcext:value-type="float">
            <text:p>0,0225797273</text:p>
          </table:table-cell>
          <table:table-cell office:value-type="float" office:value="0.0222204615900922" calcext:value-type="float">
            <text:p>0,0222204616</text:p>
          </table:table-cell>
          <table:table-cell office:value-type="float" office:value="0.0217018666658979" calcext:value-type="float">
            <text:p>0,0217018667</text:p>
          </table:table-cell>
          <table:table-cell office:value-type="float" office:value="0.0217721419431854" calcext:value-type="float">
            <text:p>0,0217721419</text:p>
          </table:table-cell>
        </table:table-row>
        <table:table-row table:style-name="ro1">
          <table:table-cell office:value-type="string" calcext:value-type="string">
            <text:p>positiveRecall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itiveRecall StdDev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itivePrecision</text:p>
          </table:table-cell>
          <table:table-cell office:value-type="float" office:value="0.0438117797202604" calcext:value-type="float">
            <text:p>0,0438117797</text:p>
          </table:table-cell>
          <table:table-cell office:value-type="float" office:value="0.057560023446125" calcext:value-type="float">
            <text:p>0,0575600234</text:p>
          </table:table-cell>
          <table:table-cell office:value-type="float" office:value="0.0696280781241043" calcext:value-type="float">
            <text:p>0,0696280781</text:p>
          </table:table-cell>
          <table:table-cell office:value-type="float" office:value="0.077233918170917" calcext:value-type="float">
            <text:p>0,0772339182</text:p>
          </table:table-cell>
          <table:table-cell office:value-type="float" office:value="0.0839832018646902" calcext:value-type="float">
            <text:p>0,0839832019</text:p>
          </table:table-cell>
          <table:table-cell office:value-type="float" office:value="0.0916820369686537" calcext:value-type="float">
            <text:p>0,091682037</text:p>
          </table:table-cell>
          <table:table-cell office:value-type="float" office:value="0.0949157279119871" calcext:value-type="float">
            <text:p>0,0949157279</text:p>
          </table:table-cell>
          <table:table-cell office:value-type="float" office:value="0.0976571246598457" calcext:value-type="float">
            <text:p>0,0976571247</text:p>
          </table:table-cell>
          <table:table-cell office:value-type="float" office:value="0.103019955456647" calcext:value-type="float">
            <text:p>0,1030199555</text:p>
          </table:table-cell>
          <table:table-cell office:value-type="float" office:value="0.107071101314248" calcext:value-type="float">
            <text:p>0,1070711013</text:p>
          </table:table-cell>
          <table:table-cell office:value-type="float" office:value="0.109594680328811" calcext:value-type="float">
            <text:p>0,1095946803</text:p>
          </table:table-cell>
          <table:table-cell office:value-type="float" office:value="0.110737866267359" calcext:value-type="float">
            <text:p>0,1107378663</text:p>
          </table:table-cell>
          <table:table-cell office:value-type="float" office:value="0.11340871913948" calcext:value-type="float">
            <text:p>0,1134087191</text:p>
          </table:table-cell>
        </table:table-row>
        <table:table-row table:style-name="ro1">
          <table:table-cell office:value-type="string" calcext:value-type="string">
            <text:p>positivePrecision StdDev</text:p>
          </table:table-cell>
          <table:table-cell office:value-type="float" office:value="0.0294763013926326" calcext:value-type="float">
            <text:p>0,0294763014</text:p>
          </table:table-cell>
          <table:table-cell office:value-type="float" office:value="0.0343087184338713" calcext:value-type="float">
            <text:p>0,0343087184</text:p>
          </table:table-cell>
          <table:table-cell office:value-type="float" office:value="0.0361490258878969" calcext:value-type="float">
            <text:p>0,0361490259</text:p>
          </table:table-cell>
          <table:table-cell office:value-type="float" office:value="0.0374893227272517" calcext:value-type="float">
            <text:p>0,0374893227</text:p>
          </table:table-cell>
          <table:table-cell office:value-type="float" office:value="0.0374735502832974" calcext:value-type="float">
            <text:p>0,0374735503</text:p>
          </table:table-cell>
          <table:table-cell office:value-type="float" office:value="0.038189798804848" calcext:value-type="float">
            <text:p>0,0381897988</text:p>
          </table:table-cell>
          <table:table-cell office:value-type="float" office:value="0.0380911297439032" calcext:value-type="float">
            <text:p>0,0380911297</text:p>
          </table:table-cell>
          <table:table-cell office:value-type="float" office:value="0.0381447053247474" calcext:value-type="float">
            <text:p>0,0381447053</text:p>
          </table:table-cell>
          <table:table-cell office:value-type="float" office:value="0.0372224555823337" calcext:value-type="float">
            <text:p>0,0372224556</text:p>
          </table:table-cell>
          <table:table-cell office:value-type="float" office:value="0.0377466745350574" calcext:value-type="float">
            <text:p>0,0377466745</text:p>
          </table:table-cell>
          <table:table-cell office:value-type="float" office:value="0.0379029167366423" calcext:value-type="float">
            <text:p>0,0379029167</text:p>
          </table:table-cell>
          <table:table-cell office:value-type="float" office:value="0.0373484806139469" calcext:value-type="float">
            <text:p>0,0373484806</text:p>
          </table:table-cell>
          <table:table-cell office:value-type="float" office:value="0.0381436802649361" calcext:value-type="float">
            <text:p>0,0381436803</text:p>
          </table:table-cell>
        </table:table-row>
        <table:table-row table:style-name="ro1">
          <table:table-cell office:value-type="string" calcext:value-type="string">
            <text:p>neutralRecall</text:p>
          </table:table-cell>
          <table:table-cell table:number-columns-repeated="13" office:value-type="float" office:value="0.998101470461537" calcext:value-type="float">
            <text:p>0,9981014705</text:p>
          </table:table-cell>
        </table:table-row>
        <table:table-row table:style-name="ro1">
          <table:table-cell office:value-type="string" calcext:value-type="string">
            <text:p>neutralRecall StdDev</text:p>
          </table:table-cell>
          <table:table-cell table:number-columns-repeated="13" office:value-type="float" office:value="0.00308436711888342" calcext:value-type="float">
            <text:p>0,0030843671</text:p>
          </table:table-cell>
        </table:table-row>
        <table:table-row table:style-name="ro1">
          <table:table-cell office:value-type="string" calcext:value-type="string">
            <text:p>neutralPrecision</text:p>
          </table:table-cell>
          <table:table-cell office:value-type="float" office:value="0.971312693448155" calcext:value-type="float">
            <text:p>0,9713126934</text:p>
          </table:table-cell>
          <table:table-cell office:value-type="float" office:value="0.977894610954406" calcext:value-type="float">
            <text:p>0,977894611</text:p>
          </table:table-cell>
          <table:table-cell office:value-type="float" office:value="0.975599154529525" calcext:value-type="float">
            <text:p>0,9755991545</text:p>
          </table:table-cell>
          <table:table-cell office:value-type="float" office:value="0.974285375696168" calcext:value-type="float">
            <text:p>0,9742853757</text:p>
          </table:table-cell>
          <table:table-cell office:value-type="float" office:value="0.972853554811059" calcext:value-type="float">
            <text:p>0,9728535548</text:p>
          </table:table-cell>
          <table:table-cell office:value-type="float" office:value="0.971576399377999" calcext:value-type="float">
            <text:p>0,9715763994</text:p>
          </table:table-cell>
          <table:table-cell office:value-type="float" office:value="0.972136486420442" calcext:value-type="float">
            <text:p>0,9721364864</text:p>
          </table:table-cell>
          <table:table-cell office:value-type="float" office:value="0.971225673626026" calcext:value-type="float">
            <text:p>0,9712256736</text:p>
          </table:table-cell>
          <table:table-cell office:value-type="float" office:value="0.970664343944776" calcext:value-type="float">
            <text:p>0,9706643439</text:p>
          </table:table-cell>
          <table:table-cell office:value-type="float" office:value="0.970351768185745" calcext:value-type="float">
            <text:p>0,9703517682</text:p>
          </table:table-cell>
          <table:table-cell office:value-type="float" office:value="0.970083649242874" calcext:value-type="float">
            <text:p>0,9700836492</text:p>
          </table:table-cell>
          <table:table-cell office:value-type="float" office:value="0.970477239879136" calcext:value-type="float">
            <text:p>0,9704772399</text:p>
          </table:table-cell>
          <table:table-cell office:value-type="float" office:value="0.970699822712922" calcext:value-type="float">
            <text:p>0,9706998227</text:p>
          </table:table-cell>
        </table:table-row>
        <table:table-row table:style-name="ro1">
          <table:table-cell office:value-type="string" calcext:value-type="string">
            <text:p>neutralPrecision StdDev</text:p>
          </table:table-cell>
          <table:table-cell office:value-type="float" office:value="0.0968276781555029" calcext:value-type="float">
            <text:p>0,0968276782</text:p>
          </table:table-cell>
          <table:table-cell office:value-type="float" office:value="0.016666441679723" calcext:value-type="float">
            <text:p>0,0166664417</text:p>
          </table:table-cell>
          <table:table-cell office:value-type="float" office:value="0.0152097708024696" calcext:value-type="float">
            <text:p>0,0152097708</text:p>
          </table:table-cell>
          <table:table-cell office:value-type="float" office:value="0.0157724314281608" calcext:value-type="float">
            <text:p>0,0157724314</text:p>
          </table:table-cell>
          <table:table-cell office:value-type="float" office:value="0.0157905000251189" calcext:value-type="float">
            <text:p>0,0157905</text:p>
          </table:table-cell>
          <table:table-cell office:value-type="float" office:value="0.0148933024475995" calcext:value-type="float">
            <text:p>0,0148933024</text:p>
          </table:table-cell>
          <table:table-cell office:value-type="float" office:value="0.0146372764077824" calcext:value-type="float">
            <text:p>0,0146372764</text:p>
          </table:table-cell>
          <table:table-cell office:value-type="float" office:value="0.0152280592964966" calcext:value-type="float">
            <text:p>0,0152280593</text:p>
          </table:table-cell>
          <table:table-cell office:value-type="float" office:value="0.0152911784193341" calcext:value-type="float">
            <text:p>0,0152911784</text:p>
          </table:table-cell>
          <table:table-cell office:value-type="float" office:value="0.0148773110140181" calcext:value-type="float">
            <text:p>0,014877311</text:p>
          </table:table-cell>
          <table:table-cell office:value-type="float" office:value="0.0154379760087326" calcext:value-type="float">
            <text:p>0,015437976</text:p>
          </table:table-cell>
          <table:table-cell office:value-type="float" office:value="0.0130751918005815" calcext:value-type="float">
            <text:p>0,0130751918</text:p>
          </table:table-cell>
          <table:table-cell office:value-type="float" office:value="0.0128544595951084" calcext:value-type="float">
            <text:p>0,0128544596</text:p>
          </table:table-cell>
        </table:table-row>
        <table:table-row table:style-name="ro1">
          <table:table-cell office:value-type="string" calcext:value-type="string">
            <text:p>negativeRecall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gativeRecall StdDev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ivePrecision</text:p>
          </table:table-cell>
          <table:table-cell office:value-type="float" office:value="0.0348011730801672" calcext:value-type="float">
            <text:p>0,0348011731</text:p>
          </table:table-cell>
          <table:table-cell office:value-type="float" office:value="0.0309034849660477" calcext:value-type="float">
            <text:p>0,030903485</text:p>
          </table:table-cell>
          <table:table-cell office:value-type="float" office:value="0.0320112160515719" calcext:value-type="float">
            <text:p>0,0320112161</text:p>
          </table:table-cell>
          <table:table-cell office:value-type="float" office:value="0.0348005086619547" calcext:value-type="float">
            <text:p>0,0348005087</text:p>
          </table:table-cell>
          <table:table-cell office:value-type="float" office:value="0.0363218278364298" calcext:value-type="float">
            <text:p>0,0363218278</text:p>
          </table:table-cell>
          <table:table-cell office:value-type="float" office:value="0.0368417854673999" calcext:value-type="float">
            <text:p>0,0368417855</text:p>
          </table:table-cell>
          <table:table-cell office:value-type="float" office:value="0.0373540209913472" calcext:value-type="float">
            <text:p>0,037354021</text:p>
          </table:table-cell>
          <table:table-cell office:value-type="float" office:value="0.0378538448900421" calcext:value-type="float">
            <text:p>0,0378538449</text:p>
          </table:table-cell>
          <table:table-cell office:value-type="float" office:value="0.0387794539517291" calcext:value-type="float">
            <text:p>0,038779454</text:p>
          </table:table-cell>
          <table:table-cell office:value-type="float" office:value="0.0401130752810771" calcext:value-type="float">
            <text:p>0,0401130753</text:p>
          </table:table-cell>
          <table:table-cell office:value-type="float" office:value="0.0402111799159127" calcext:value-type="float">
            <text:p>0,0402111799</text:p>
          </table:table-cell>
          <table:table-cell office:value-type="float" office:value="0.0404219505003115" calcext:value-type="float">
            <text:p>0,0404219505</text:p>
          </table:table-cell>
          <table:table-cell office:value-type="float" office:value="0.0414721064456519" calcext:value-type="float">
            <text:p>0,0414721064</text:p>
          </table:table-cell>
        </table:table-row>
        <table:table-row table:style-name="ro1">
          <table:table-cell office:value-type="string" calcext:value-type="string">
            <text:p>negativePrecision StdDev</text:p>
          </table:table-cell>
          <table:table-cell office:value-type="float" office:value="0.0978108088404597" calcext:value-type="float">
            <text:p>0,0978108088</text:p>
          </table:table-cell>
          <table:table-cell office:value-type="float" office:value="0.0253360421276839" calcext:value-type="float">
            <text:p>0,0253360421</text:p>
          </table:table-cell>
          <table:table-cell office:value-type="float" office:value="0.0250235008132078" calcext:value-type="float">
            <text:p>0,0250235008</text:p>
          </table:table-cell>
          <table:table-cell office:value-type="float" office:value="0.0234524305753201" calcext:value-type="float">
            <text:p>0,0234524306</text:p>
          </table:table-cell>
          <table:table-cell office:value-type="float" office:value="0.0224639652440259" calcext:value-type="float">
            <text:p>0,0224639652</text:p>
          </table:table-cell>
          <table:table-cell office:value-type="float" office:value="0.0222205251358783" calcext:value-type="float">
            <text:p>0,0222205251</text:p>
          </table:table-cell>
          <table:table-cell office:value-type="float" office:value="0.0241272861245155" calcext:value-type="float">
            <text:p>0,0241272861</text:p>
          </table:table-cell>
          <table:table-cell office:value-type="float" office:value="0.0246560258175128" calcext:value-type="float">
            <text:p>0,0246560258</text:p>
          </table:table-cell>
          <table:table-cell office:value-type="float" office:value="0.0248198353640976" calcext:value-type="float">
            <text:p>0,0248198354</text:p>
          </table:table-cell>
          <table:table-cell office:value-type="float" office:value="0.02546663430789" calcext:value-type="float">
            <text:p>0,0254666343</text:p>
          </table:table-cell>
          <table:table-cell office:value-type="float" office:value="0.0266835130240475" calcext:value-type="float">
            <text:p>0,026683513</text:p>
          </table:table-cell>
          <table:table-cell office:value-type="float" office:value="0.0265728539229188" calcext:value-type="float">
            <text:p>0,0265728539</text:p>
          </table:table-cell>
          <table:table-cell office:value-type="float" office:value="0.026399921254395" calcext:value-type="float">
            <text:p>0,0263999213</text:p>
          </table:table-cell>
        </table:table-row>
        <table:table-row table:style-name="ro1">
          <table:table-cell office:value-type="string" calcext:value-type="string">
            <text:p>f-Measure</text:p>
          </table:table-cell>
          <table:table-cell office:value-type="float" office:value="0.745328316357197" calcext:value-type="float">
            <text:p>0,7453283164</text:p>
          </table:table-cell>
          <table:table-cell office:value-type="float" office:value="0.752279153838572" calcext:value-type="float">
            <text:p>0,7522791538</text:p>
          </table:table-cell>
          <table:table-cell office:value-type="float" office:value="0.753437144778025" calcext:value-type="float">
            <text:p>0,7534371448</text:p>
          </table:table-cell>
          <table:table-cell office:value-type="float" office:value="0.754511133078346" calcext:value-type="float">
            <text:p>0,7545111331</text:p>
          </table:table-cell>
          <table:table-cell office:value-type="float" office:value="0.755226051574891" calcext:value-type="float">
            <text:p>0,7552260516</text:p>
          </table:table-cell>
          <table:table-cell office:value-type="float" office:value="0.755995705672937" calcext:value-type="float">
            <text:p>0,7559957057</text:p>
          </table:table-cell>
          <table:table-cell office:value-type="float" office:value="0.756901289239275" calcext:value-type="float">
            <text:p>0,7569012892</text:p>
          </table:table-cell>
          <table:table-cell office:value-type="float" office:value="0.75704130607126" calcext:value-type="float">
            <text:p>0,7570413061</text:p>
          </table:table-cell>
          <table:table-cell office:value-type="float" office:value="0.757803561665371" calcext:value-type="float">
            <text:p>0,7578035617</text:p>
          </table:table-cell>
          <table:table-cell office:value-type="float" office:value="0.758564217635777" calcext:value-type="float">
            <text:p>0,7585642176</text:p>
          </table:table-cell>
          <table:table-cell office:value-type="float" office:value="0.758874644516994" calcext:value-type="float">
            <text:p>0,7588746445</text:p>
          </table:table-cell>
          <table:table-cell office:value-type="float" office:value="0.759303080923743" calcext:value-type="float">
            <text:p>0,7593030809</text:p>
          </table:table-cell>
          <table:table-cell office:value-type="float" office:value="0.759992947550636" calcext:value-type="float">
            <text:p>0,7599929476</text:p>
          </table:table-cell>
        </table:table-row>
        <table:table-row table:style-name="ro1">
          <table:table-cell office:value-type="string" calcext:value-type="string">
            <text:p>f-Measure StdDev</text:p>
          </table:table-cell>
          <table:table-cell office:value-type="float" office:value="0.0516799891631415" calcext:value-type="float">
            <text:p>0,0516799892</text:p>
          </table:table-cell>
          <table:table-cell office:value-type="float" office:value="0.02014682036274" calcext:value-type="float">
            <text:p>0,0201468204</text:p>
          </table:table-cell>
          <table:table-cell office:value-type="float" office:value="0.0203545360476514" calcext:value-type="float">
            <text:p>0,020354536</text:p>
          </table:table-cell>
          <table:table-cell office:value-type="float" office:value="0.020699070884536" calcext:value-type="float">
            <text:p>0,0206990709</text:p>
          </table:table-cell>
          <table:table-cell office:value-type="float" office:value="0.0209628116579131" calcext:value-type="float">
            <text:p>0,0209628117</text:p>
          </table:table-cell>
          <table:table-cell office:value-type="float" office:value="0.0210629537994404" calcext:value-type="float">
            <text:p>0,0210629538</text:p>
          </table:table-cell>
          <table:table-cell office:value-type="float" office:value="0.0209374850693888" calcext:value-type="float">
            <text:p>0,0209374851</text:p>
          </table:table-cell>
          <table:table-cell office:value-type="float" office:value="0.020599315414746" calcext:value-type="float">
            <text:p>0,0205993154</text:p>
          </table:table-cell>
          <table:table-cell office:value-type="float" office:value="0.0208640278630208" calcext:value-type="float">
            <text:p>0,0208640279</text:p>
          </table:table-cell>
          <table:table-cell office:value-type="float" office:value="0.0203780060162269" calcext:value-type="float">
            <text:p>0,020378006</text:p>
          </table:table-cell>
          <table:table-cell office:value-type="float" office:value="0.0202949192025008" calcext:value-type="float">
            <text:p>0,0202949192</text:p>
          </table:table-cell>
          <table:table-cell office:value-type="float" office:value="0.0197103865220418" calcext:value-type="float">
            <text:p>0,0197103865</text:p>
          </table:table-cell>
          <table:table-cell office:value-type="float" office:value="0.0197759340769069" calcext:value-type="float">
            <text:p>0,0197759341</text:p>
          </table:table-cell>
        </table:table-row>
        <table:table-row table:style-name="ro1">
          <table:table-cell office:value-type="string" calcext:value-type="string">
            <text:p>cpu-time (for complete test-set)</text:p>
          </table:table-cell>
          <table:table-cell office:value-type="float" office:value="136.3785129" calcext:value-type="float">
            <text:p>136,3785129</text:p>
          </table:table-cell>
          <table:table-cell office:value-type="float" office:value="136.64573982" calcext:value-type="float">
            <text:p>136,64573982</text:p>
          </table:table-cell>
          <table:table-cell office:value-type="float" office:value="136.70417635" calcext:value-type="float">
            <text:p>136,70417635</text:p>
          </table:table-cell>
          <table:table-cell office:value-type="float" office:value="135.8503235" calcext:value-type="float">
            <text:p>135,8503235</text:p>
          </table:table-cell>
          <table:table-cell office:value-type="float" office:value="135.37295693" calcext:value-type="float">
            <text:p>135,37295693</text:p>
          </table:table-cell>
          <table:table-cell office:value-type="float" office:value="136.08374268" calcext:value-type="float">
            <text:p>136,08374268</text:p>
          </table:table-cell>
          <table:table-cell office:value-type="float" office:value="135.80894579" calcext:value-type="float">
            <text:p>135,80894579</text:p>
          </table:table-cell>
          <table:table-cell office:value-type="float" office:value="136.39341931" calcext:value-type="float">
            <text:p>136,39341931</text:p>
          </table:table-cell>
          <table:table-cell office:value-type="float" office:value="136.754135" calcext:value-type="float">
            <text:p>136,754135</text:p>
          </table:table-cell>
          <table:table-cell office:value-type="float" office:value="137.18693969" calcext:value-type="float">
            <text:p>137,18693969</text:p>
          </table:table-cell>
          <table:table-cell office:value-type="float" office:value="136.74585906" calcext:value-type="float">
            <text:p>136,74585906</text:p>
          </table:table-cell>
          <table:table-cell office:value-type="float" office:value="137.23966488" calcext:value-type="float">
            <text:p>137,23966488</text:p>
          </table:table-cell>
          <table:table-cell office:value-type="float" office:value="137.05373129" calcext:value-type="float">
            <text:p>137,05373129</text:p>
          </table:table-cell>
        </table:table-row>
        <table:table-row table:style-name="ro1">
          <table:table-cell office:value-type="string" calcext:value-type="string">
            <text:p>cpu-time (for complete test-set) StdDev</text:p>
          </table:table-cell>
          <table:table-cell office:value-type="float" office:value="7.03540996902896" calcext:value-type="float">
            <text:p>7,035409969</text:p>
          </table:table-cell>
          <table:table-cell office:value-type="float" office:value="7.60845695588786" calcext:value-type="float">
            <text:p>7,6084569559</text:p>
          </table:table-cell>
          <table:table-cell office:value-type="float" office:value="7.15895755189746" calcext:value-type="float">
            <text:p>7,1589575519</text:p>
          </table:table-cell>
          <table:table-cell office:value-type="float" office:value="6.78117367294169" calcext:value-type="float">
            <text:p>6,7811736729</text:p>
          </table:table-cell>
          <table:table-cell office:value-type="float" office:value="7.24520454925715" calcext:value-type="float">
            <text:p>7,2452045493</text:p>
          </table:table-cell>
          <table:table-cell office:value-type="float" office:value="7.54842298581483" calcext:value-type="float">
            <text:p>7,5484229858</text:p>
          </table:table-cell>
          <table:table-cell office:value-type="float" office:value="7.09915185313543" calcext:value-type="float">
            <text:p>7,0991518531</text:p>
          </table:table-cell>
          <table:table-cell office:value-type="float" office:value="7.20742161737352" calcext:value-type="float">
            <text:p>7,2074216174</text:p>
          </table:table-cell>
          <table:table-cell office:value-type="float" office:value="6.85990100511408" calcext:value-type="float">
            <text:p>6,8599010051</text:p>
          </table:table-cell>
          <table:table-cell office:value-type="float" office:value="7.39407016682794" calcext:value-type="float">
            <text:p>7,3940701668</text:p>
          </table:table-cell>
          <table:table-cell office:value-type="float" office:value="7.12392627681207" calcext:value-type="float">
            <text:p>7,1239262768</text:p>
          </table:table-cell>
          <table:table-cell office:value-type="float" office:value="6.75673715071155" calcext:value-type="float">
            <text:p>6,7567371507</text:p>
          </table:table-cell>
          <table:table-cell office:value-type="float" office:value="6.9717188800433" calcext:value-type="float">
            <text:p>6,97171888</text:p>
          </table:table-cell>
        </table:table-row>
        <table:table-row table:style-name="ro1">
          <table:table-cell office:value-type="string" calcext:value-type="string">
            <text:p>training-size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training-size StdDev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-size</text:p>
          </table:table-cell>
          <table:table-cell table:number-columns-repeated="13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test-size StdDev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Gesam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kro-avg. Gesam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kro-avg. POS/NEG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3T14:33:01.261405816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4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998" chart:maximum="1" chart:interval-major="0.00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912cm" svg:height="11.529cm" xlink:href=".." xlink:type="simple" chart:class="chart:line" chart:style-name="ch1">
        <chart:title svg:x="6.7cm" svg:y="0.366cm" chart:style-name="ch2">
          <text:p>Einfluss auf die Abdeckung</text:p>
        </chart:title>
        <chart:subtitle svg:x="1.819cm" svg:y="1.401cm" chart:style-name="ch3">
          <text:p>additiv steigender Trainingsdatensatz, POS, feste Testdaten: 300 Stück (100 pro Klasse)</text:p>
        </chart:subtitle>
        <chart:legend chart:legend-position="end" svg:x="14.155cm" svg:y="4.967cm" style:legend-expansion="high" chart:style-name="ch4"/>
        <chart:plot-area chart:style-name="ch5" table:cell-range-address="Tabelle1.B29:Tabelle1.N29 Tabelle1.A36:Tabelle1.A38 Tabelle1.B1:Tabelle1.N1 Tabelle1.B3:Tabelle1.N3 Tabelle1.B5:Tabelle1.N5" chart:data-source-has-labels="both" svg:x="1.389cm" svg:y="2.34cm" svg:width="12.388cm" svg:height="7.978cm">
          <chartooo:coordinate-region svg:x="2.487cm" svg:y="2.539cm" svg:width="11.01cm" svg:height="7.132cm"/>
          <chart:axis chart:dimension="x" chart:name="primary-x" chart:style-name="ch6" chartooo:axis-type="auto">
            <chartooo:date-scale/>
            <chart:title svg:x="5.647cm" svg:y="10.548cm" chart:style-name="ch7">
              <text:p>Anzahl der Trainingsdaten</text:p>
            </chart:title>
            <chart:categories table:cell-range-address="Tabelle1.B29:Tabelle1.N29"/>
          </chart:axis>
          <chart:axis chart:dimension="y" chart:name="primary-y" chart:style-name="ch8">
            <chart:title svg:x="0.451cm" svg:y="7.564cm" chart:style-name="ch9">
              <text:p>Abdeckung in %</text:p>
            </chart:title>
            <chart:grid chart:style-name="ch10" chart:class="major"/>
          </chart:axis>
          <chart:series chart:style-name="ch11" chart:values-cell-range-address="Tabelle1.B1:Tabelle1.N1" chart:label-cell-address="Tabelle1.A36:Tabelle1.A36" chart:class="chart:line">
            <chart:data-point chart:repeated="13"/>
          </chart:series>
          <chart:series chart:style-name="ch12" chart:values-cell-range-address="Tabelle1.B3:Tabelle1.N3" chart:label-cell-address="Tabelle1.A37:Tabelle1.A37" chart:class="chart:line">
            <chart:data-point chart:repeated="13"/>
          </chart:series>
          <chart:series chart:style-name="ch13" chart:values-cell-range-address="Tabelle1.B5:Tabelle1.N5" chart:label-cell-address="Tabelle1.A38:Tabelle1.A38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Tabelle1.B29:Tabelle1.N29</svg:desc>
                </draw:g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9">
                <text:p>710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  <draw:g>
                  <svg:desc>Tabelle1.A36:Tabelle1.A36</svg:desc>
                </draw:g>
              </table:table-cell>
              <table:table-cell office:value-type="float" office:value="0.998866666666668">
                <text:p>0.998866666666668</text:p>
                <draw:g>
                  <svg:desc>Tabelle1.B1:Tabelle1.N1</svg:desc>
                </draw:g>
              </table:table-cell>
              <table:table-cell office:value-type="float" office:value="0.998866666666668">
                <text:p>0.998866666666668</text:p>
              </table:table-cell>
              <table:table-cell office:value-type="float" office:value="0.998866666666668">
                <text:p>0.998866666666668</text:p>
              </table:table-cell>
              <table:table-cell office:value-type="float" office:value="0.998866666666668">
                <text:p>0.998866666666668</text:p>
              </table:table-cell>
              <table:table-cell office:value-type="float" office:value="0.998866666666668">
                <text:p>0.998866666666668</text:p>
              </table:table-cell>
              <table:table-cell office:value-type="float" office:value="0.998866666666668">
                <text:p>0.998866666666668</text:p>
              </table:table-cell>
              <table:table-cell office:value-type="float" office:value="0.998866666666668">
                <text:p>0.998866666666668</text:p>
              </table:table-cell>
              <table:table-cell office:value-type="float" office:value="0.998866666666668">
                <text:p>0.998866666666668</text:p>
              </table:table-cell>
              <table:table-cell office:value-type="float" office:value="0.998866666666668">
                <text:p>0.998866666666668</text:p>
              </table:table-cell>
              <table:table-cell office:value-type="float" office:value="0.998866666666668">
                <text:p>0.998866666666668</text:p>
              </table:table-cell>
              <table:table-cell office:value-type="float" office:value="0.998866666666668">
                <text:p>0.998866666666668</text:p>
              </table:table-cell>
              <table:table-cell office:value-type="float" office:value="0.998866666666668">
                <text:p>0.998866666666668</text:p>
              </table:table-cell>
              <table:table-cell office:value-type="float" office:value="0.998866666666668">
                <text:p>0.998866666666668</text:p>
              </table:table-cell>
            </table:table-row>
            <table:table-row>
              <table:table-cell office:value-type="string">
                <text:p>Makro-avg. Gesamt</text:p>
                <draw:g>
                  <svg:desc>Tabelle1.A37:Tabelle1.A37</svg:desc>
                </draw:g>
              </table:table-cell>
              <table:table-cell office:value-type="float" office:value="0.999367156820512">
                <text:p>0.999367156820512</text:p>
                <draw:g>
                  <svg:desc>Tabelle1.B3:Tabelle1.N3</svg:desc>
                </draw:g>
              </table:table-cell>
              <table:table-cell office:value-type="float" office:value="0.999367156820512">
                <text:p>0.999367156820512</text:p>
              </table:table-cell>
              <table:table-cell office:value-type="float" office:value="0.999367156820512">
                <text:p>0.999367156820512</text:p>
              </table:table-cell>
              <table:table-cell office:value-type="float" office:value="0.999367156820512">
                <text:p>0.999367156820512</text:p>
              </table:table-cell>
              <table:table-cell office:value-type="float" office:value="0.999367156820512">
                <text:p>0.999367156820512</text:p>
              </table:table-cell>
              <table:table-cell office:value-type="float" office:value="0.999367156820512">
                <text:p>0.999367156820512</text:p>
              </table:table-cell>
              <table:table-cell office:value-type="float" office:value="0.999367156820512">
                <text:p>0.999367156820512</text:p>
              </table:table-cell>
              <table:table-cell office:value-type="float" office:value="0.999367156820512">
                <text:p>0.999367156820512</text:p>
              </table:table-cell>
              <table:table-cell office:value-type="float" office:value="0.999367156820512">
                <text:p>0.999367156820512</text:p>
              </table:table-cell>
              <table:table-cell office:value-type="float" office:value="0.999367156820512">
                <text:p>0.999367156820512</text:p>
              </table:table-cell>
              <table:table-cell office:value-type="float" office:value="0.999367156820512">
                <text:p>0.999367156820512</text:p>
              </table:table-cell>
              <table:table-cell office:value-type="float" office:value="0.999367156820512">
                <text:p>0.999367156820512</text:p>
              </table:table-cell>
              <table:table-cell office:value-type="float" office:value="0.999367156820512">
                <text:p>0.999367156820512</text:p>
              </table:table-cell>
            </table:table-row>
            <table:table-row>
              <table:table-cell office:value-type="string">
                <text:p>Makro-avg. POS/NEG</text:p>
                <draw:g>
                  <svg:desc>Tabelle1.A38:Tabelle1.A38</svg:desc>
                </draw:g>
              </table:table-cell>
              <table:table-cell office:value-type="float" office:value="1">
                <text:p>1</text:p>
                <draw:g>
                  <svg:desc>Tabelle1.B5:Tabelle1.N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Tabelle1.B8:Tabelle1.N8" chart:error-lower-range="Tabelle1.B8:Tabelle1.N8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Tabelle1.B8:Tabelle1.N8" chart:error-lower-range="Tabelle1.B8:Tabelle1.N8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Tabelle1.B10:Tabelle1.N10" chart:error-lower-range="Tabelle1.B10:Tabelle1.N10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Tabelle1.B10:Tabelle1.N10" chart:error-lower-range="Tabelle1.B10:Tabelle1.N10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Tabelle1.B12:Tabelle1.N12" chart:error-lower-range="Tabelle1.B12:Tabelle1.N12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Tabelle1.B12:Tabelle1.N12" chart:error-lower-range="Tabelle1.B12:Tabelle1.N12" char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776cm" svg:height="11.502cm" xlink:href=".." xlink:type="simple" chart:class="chart:line" chart:style-name="ch1">
        <chart:title svg:x="6.54cm" svg:y="0.366cm" chart:style-name="ch2">
          <text:p>Einfluss auf die Genauigkeit</text:p>
        </chart:title>
        <chart:subtitle svg:x="2.32cm" svg:y="1.401cm" chart:style-name="ch3">
          <text:p>additiv steigende Trainingsdaten, POS, feste Testdaten: 300 Stück (100 je Klasse)</text:p>
        </chart:subtitle>
        <chart:legend chart:legend-position="end" svg:x="14.019cm" svg:y="4.954cm" style:legend-expansion="high" chart:style-name="ch4"/>
        <chart:plot-area chart:style-name="ch5" table:cell-range-address="Tabelle1.B29:Tabelle1.N29 Tabelle1.A36:Tabelle1.A38 Tabelle1.B7:Tabelle1.N7 Tabelle1.B9:Tabelle1.N9 Tabelle1.B11:Tabelle1.N11" chart:data-source-has-labels="both" svg:x="1.386cm" svg:y="2.34cm" svg:width="12.258cm" svg:height="7.951cm">
          <chartooo:coordinate-region svg:x="2.113cm" svg:y="2.539cm" svg:width="11.251cm" svg:height="7.105cm"/>
          <chart:axis chart:dimension="x" chart:name="primary-x" chart:style-name="ch6" chartooo:axis-type="auto">
            <chartooo:date-scale/>
            <chart:title svg:x="5.579cm" svg:y="10.521cm" chart:style-name="ch7">
              <text:p>Anzahl der Trainingsdaten</text:p>
            </chart:title>
            <chart:categories table:cell-range-address="Tabelle1.B29:Tabelle1.N29"/>
          </chart:axis>
          <chart:axis chart:dimension="y" chart:name="primary-y" chart:style-name="ch6">
            <chart:title svg:x="0.451cm" svg:y="7.603cm" chart:style-name="ch8">
              <text:p>Genauigkeit in %</text:p>
            </chart:title>
            <chart:grid chart:style-name="ch9" chart:class="major"/>
          </chart:axis>
          <chart:series chart:style-name="ch10" chart:values-cell-range-address="Tabelle1.B7:Tabelle1.N7" chart:label-cell-address="Tabelle1.A36:Tabelle1.A36" chart:class="chart:line">
            <chart:error-indicator chart:style-name="ch11" chart:dimension="y"/>
            <chart:data-point chart:repeated="13"/>
          </chart:series>
          <chart:series chart:style-name="ch12" chart:values-cell-range-address="Tabelle1.B9:Tabelle1.N9" chart:label-cell-address="Tabelle1.A37:Tabelle1.A37" chart:class="chart:line">
            <chart:error-indicator chart:style-name="ch13" chart:dimension="y"/>
            <chart:data-point chart:repeated="13"/>
          </chart:series>
          <chart:series chart:style-name="ch14" chart:values-cell-range-address="Tabelle1.B11:Tabelle1.N11" chart:label-cell-address="Tabelle1.A38:Tabelle1.A38" chart:class="chart:line">
            <chart:error-indicator chart:style-name="ch15" chart:dimension="y"/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Tabelle1.B29:Tabelle1.N29</svg:desc>
                </draw:g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9">
                <text:p>710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  <draw:g>
                  <svg:desc>Tabelle1.A36:Tabelle1.A36</svg:desc>
                </draw:g>
              </table:table-cell>
              <table:table-cell office:value-type="float" office:value="0.596495527102559">
                <text:p>0.596495527102559</text:p>
                <draw:g>
                  <svg:desc>Tabelle1.B7:Tabelle1.N7</svg:desc>
                </draw:g>
              </table:table-cell>
              <table:table-cell office:value-type="float" office:value="0.603748824103303">
                <text:p>0.603748824103303</text:p>
              </table:table-cell>
              <table:table-cell office:value-type="float" office:value="0.605252167080939">
                <text:p>0.605252167080939</text:p>
              </table:table-cell>
              <table:table-cell office:value-type="float" office:value="0.606652501529099">
                <text:p>0.606652501529099</text:p>
              </table:table-cell>
              <table:table-cell office:value-type="float" office:value="0.60758583186205">
                <text:p>0.60758583186205</text:p>
              </table:table-cell>
              <table:table-cell office:value-type="float" office:value="0.608586389275651">
                <text:p>0.608586389275651</text:p>
              </table:table-cell>
              <table:table-cell office:value-type="float" office:value="0.609753945551903">
                <text:p>0.609753945551903</text:p>
              </table:table-cell>
              <table:table-cell office:value-type="float" office:value="0.609921839276697">
                <text:p>0.609921839276697</text:p>
              </table:table-cell>
              <table:table-cell office:value-type="float" office:value="0.610922509676989">
                <text:p>0.610922509676989</text:p>
              </table:table-cell>
              <table:table-cell office:value-type="float" office:value="0.611889843736007">
                <text:p>0.611889843736007</text:p>
              </table:table-cell>
              <table:table-cell office:value-type="float" office:value="0.612289955218727">
                <text:p>0.612289955218727</text:p>
              </table:table-cell>
              <table:table-cell office:value-type="float" office:value="0.612824405631438">
                <text:p>0.612824405631438</text:p>
              </table:table-cell>
              <table:table-cell office:value-type="float" office:value="0.613724960792863">
                <text:p>0.613724960792863</text:p>
              </table:table-cell>
            </table:table-row>
            <table:table-row>
              <table:table-cell office:value-type="string">
                <text:p>Zeile 8</text:p>
                <draw:g>
                  <svg:desc/>
                </draw:g>
              </table:table-cell>
              <table:table-cell office:value-type="float" office:value="0.0508945516136045">
                <text:p>0.0508945516136045</text:p>
                <draw:g>
                  <svg:desc>Tabelle1.B8:Tabelle1.N8</svg:desc>
                </draw:g>
              </table:table-cell>
              <table:table-cell office:value-type="float" office:value="0.0259121575527645">
                <text:p>0.0259121575527645</text:p>
              </table:table-cell>
              <table:table-cell office:value-type="float" office:value="0.026282091906121">
                <text:p>0.026282091906121</text:p>
              </table:table-cell>
              <table:table-cell office:value-type="float" office:value="0.0268046904468418">
                <text:p>0.0268046904468418</text:p>
              </table:table-cell>
              <table:table-cell office:value-type="float" office:value="0.0271017229688149">
                <text:p>0.0271017229688149</text:p>
              </table:table-cell>
              <table:table-cell office:value-type="float" office:value="0.0272960239740557">
                <text:p>0.0272960239740557</text:p>
              </table:table-cell>
              <table:table-cell office:value-type="float" office:value="0.0271510971894776">
                <text:p>0.0271510971894776</text:p>
              </table:table-cell>
              <table:table-cell office:value-type="float" office:value="0.0267042120209071">
                <text:p>0.0267042120209071</text:p>
              </table:table-cell>
              <table:table-cell office:value-type="float" office:value="0.0270926170971785">
                <text:p>0.0270926170971785</text:p>
              </table:table-cell>
              <table:table-cell office:value-type="float" office:value="0.0264859863344606">
                <text:p>0.0264859863344606</text:p>
              </table:table-cell>
              <table:table-cell office:value-type="float" office:value="0.0263984643841434">
                <text:p>0.0263984643841434</text:p>
              </table:table-cell>
              <table:table-cell office:value-type="float" office:value="0.0256930795791583">
                <text:p>0.0256930795791583</text:p>
              </table:table-cell>
              <table:table-cell office:value-type="float" office:value="0.0257806497501315">
                <text:p>0.0257806497501315</text:p>
              </table:table-cell>
            </table:table-row>
            <table:table-row>
              <table:table-cell office:value-type="string">
                <text:p>Zeile 8</text:p>
                <draw:g>
                  <svg:desc/>
                </draw:g>
              </table:table-cell>
              <table:table-cell office:value-type="float" office:value="0.0508945516136045">
                <text:p>0.0508945516136045</text:p>
                <draw:g>
                  <svg:desc>Tabelle1.B8:Tabelle1.N8</svg:desc>
                </draw:g>
              </table:table-cell>
              <table:table-cell office:value-type="float" office:value="0.0259121575527645">
                <text:p>0.0259121575527645</text:p>
              </table:table-cell>
              <table:table-cell office:value-type="float" office:value="0.026282091906121">
                <text:p>0.026282091906121</text:p>
              </table:table-cell>
              <table:table-cell office:value-type="float" office:value="0.0268046904468418">
                <text:p>0.0268046904468418</text:p>
              </table:table-cell>
              <table:table-cell office:value-type="float" office:value="0.0271017229688149">
                <text:p>0.0271017229688149</text:p>
              </table:table-cell>
              <table:table-cell office:value-type="float" office:value="0.0272960239740557">
                <text:p>0.0272960239740557</text:p>
              </table:table-cell>
              <table:table-cell office:value-type="float" office:value="0.0271510971894776">
                <text:p>0.0271510971894776</text:p>
              </table:table-cell>
              <table:table-cell office:value-type="float" office:value="0.0267042120209071">
                <text:p>0.0267042120209071</text:p>
              </table:table-cell>
              <table:table-cell office:value-type="float" office:value="0.0270926170971785">
                <text:p>0.0270926170971785</text:p>
              </table:table-cell>
              <table:table-cell office:value-type="float" office:value="0.0264859863344606">
                <text:p>0.0264859863344606</text:p>
              </table:table-cell>
              <table:table-cell office:value-type="float" office:value="0.0263984643841434">
                <text:p>0.0263984643841434</text:p>
              </table:table-cell>
              <table:table-cell office:value-type="float" office:value="0.0256930795791583">
                <text:p>0.0256930795791583</text:p>
              </table:table-cell>
              <table:table-cell office:value-type="float" office:value="0.0257806497501315">
                <text:p>0.0257806497501315</text:p>
              </table:table-cell>
            </table:table-row>
            <table:table-row>
              <table:table-cell office:value-type="string">
                <text:p>Makro-avg. Gesamt</text:p>
                <draw:g>
                  <svg:desc>Tabelle1.A37:Tabelle1.A37</svg:desc>
                </draw:g>
              </table:table-cell>
              <table:table-cell office:value-type="float" office:value="0.349975215416194">
                <text:p>0.349975215416194</text:p>
                <draw:g>
                  <svg:desc>Tabelle1.B9:Tabelle1.N9</svg:desc>
                </draw:g>
              </table:table-cell>
              <table:table-cell office:value-type="float" office:value="0.355452706455526">
                <text:p>0.355452706455526</text:p>
              </table:table-cell>
              <table:table-cell office:value-type="float" office:value="0.359079482901734">
                <text:p>0.359079482901734</text:p>
              </table:table-cell>
              <table:table-cell office:value-type="float" office:value="0.362106600843013">
                <text:p>0.362106600843013</text:p>
              </table:table-cell>
              <table:table-cell office:value-type="float" office:value="0.364386194837393">
                <text:p>0.364386194837393</text:p>
              </table:table-cell>
              <table:table-cell office:value-type="float" office:value="0.366700073938017">
                <text:p>0.366700073938017</text:p>
              </table:table-cell>
              <table:table-cell office:value-type="float" office:value="0.368135411774592">
                <text:p>0.368135411774592</text:p>
              </table:table-cell>
              <table:table-cell office:value-type="float" office:value="0.368912214391971">
                <text:p>0.368912214391971</text:p>
              </table:table-cell>
              <table:table-cell office:value-type="float" office:value="0.370821251117718">
                <text:p>0.370821251117718</text:p>
              </table:table-cell>
              <table:table-cell office:value-type="float" office:value="0.37251198159369">
                <text:p>0.37251198159369</text:p>
              </table:table-cell>
              <table:table-cell office:value-type="float" office:value="0.373296503162533">
                <text:p>0.373296503162533</text:p>
              </table:table-cell>
              <table:table-cell office:value-type="float" office:value="0.373879018882269">
                <text:p>0.373879018882269</text:p>
              </table:table-cell>
              <table:table-cell office:value-type="float" office:value="0.375193549432685">
                <text:p>0.375193549432685</text:p>
              </table:table-cell>
            </table:table-row>
            <table:table-row>
              <table:table-cell office:value-type="string">
                <text:p>Zeile 10</text:p>
                <draw:g>
                  <svg:desc/>
                </draw:g>
              </table:table-cell>
              <table:table-cell office:value-type="float" office:value="0.0117632185142918">
                <text:p>0.0117632185142918</text:p>
                <draw:g>
                  <svg:desc>Tabelle1.B10:Tabelle1.N10</svg:desc>
                </draw:g>
              </table:table-cell>
              <table:table-cell office:value-type="float" office:value="0.0134083071062723">
                <text:p>0.0134083071062723</text:p>
              </table:table-cell>
              <table:table-cell office:value-type="float" office:value="0.0141330308065951">
                <text:p>0.0141330308065951</text:p>
              </table:table-cell>
              <table:table-cell office:value-type="float" office:value="0.0140460880418361">
                <text:p>0.0140460880418361</text:p>
              </table:table-cell>
              <table:table-cell office:value-type="float" office:value="0.0148048669989185">
                <text:p>0.0148048669989185</text:p>
              </table:table-cell>
              <table:table-cell office:value-type="float" office:value="0.0153929074655524">
                <text:p>0.0153929074655524</text:p>
              </table:table-cell>
              <table:table-cell office:value-type="float" office:value="0.0153715539055485">
                <text:p>0.0153715539055485</text:p>
              </table:table-cell>
              <table:table-cell office:value-type="float" office:value="0.0155651734880614">
                <text:p>0.0155651734880614</text:p>
              </table:table-cell>
              <table:table-cell office:value-type="float" office:value="0.0154630594001124">
                <text:p>0.0154630594001124</text:p>
              </table:table-cell>
              <table:table-cell office:value-type="float" office:value="0.0157718131679489">
                <text:p>0.0157718131679489</text:p>
              </table:table-cell>
              <table:table-cell office:value-type="float" office:value="0.01536840260833">
                <text:p>0.01536840260833</text:p>
              </table:table-cell>
              <table:table-cell office:value-type="float" office:value="0.0147159435206181">
                <text:p>0.0147159435206181</text:p>
              </table:table-cell>
              <table:table-cell office:value-type="float" office:value="0.0149069810757629">
                <text:p>0.0149069810757629</text:p>
              </table:table-cell>
            </table:table-row>
            <table:table-row>
              <table:table-cell office:value-type="string">
                <text:p>Zeile 10</text:p>
                <draw:g>
                  <svg:desc/>
                </draw:g>
              </table:table-cell>
              <table:table-cell office:value-type="float" office:value="0.0117632185142918">
                <text:p>0.0117632185142918</text:p>
                <draw:g>
                  <svg:desc>Tabelle1.B10:Tabelle1.N10</svg:desc>
                </draw:g>
              </table:table-cell>
              <table:table-cell office:value-type="float" office:value="0.0134083071062723">
                <text:p>0.0134083071062723</text:p>
              </table:table-cell>
              <table:table-cell office:value-type="float" office:value="0.0141330308065951">
                <text:p>0.0141330308065951</text:p>
              </table:table-cell>
              <table:table-cell office:value-type="float" office:value="0.0140460880418361">
                <text:p>0.0140460880418361</text:p>
              </table:table-cell>
              <table:table-cell office:value-type="float" office:value="0.0148048669989185">
                <text:p>0.0148048669989185</text:p>
              </table:table-cell>
              <table:table-cell office:value-type="float" office:value="0.0153929074655524">
                <text:p>0.0153929074655524</text:p>
              </table:table-cell>
              <table:table-cell office:value-type="float" office:value="0.0153715539055485">
                <text:p>0.0153715539055485</text:p>
              </table:table-cell>
              <table:table-cell office:value-type="float" office:value="0.0155651734880614">
                <text:p>0.0155651734880614</text:p>
              </table:table-cell>
              <table:table-cell office:value-type="float" office:value="0.0154630594001124">
                <text:p>0.0154630594001124</text:p>
              </table:table-cell>
              <table:table-cell office:value-type="float" office:value="0.0157718131679489">
                <text:p>0.0157718131679489</text:p>
              </table:table-cell>
              <table:table-cell office:value-type="float" office:value="0.01536840260833">
                <text:p>0.01536840260833</text:p>
              </table:table-cell>
              <table:table-cell office:value-type="float" office:value="0.0147159435206181">
                <text:p>0.0147159435206181</text:p>
              </table:table-cell>
              <table:table-cell office:value-type="float" office:value="0.0149069810757629">
                <text:p>0.0149069810757629</text:p>
              </table:table-cell>
            </table:table-row>
            <table:table-row>
              <table:table-cell office:value-type="string">
                <text:p>Makro-avg. POS/NEG</text:p>
                <draw:g>
                  <svg:desc>Tabelle1.A38:Tabelle1.A38</svg:desc>
                </draw:g>
              </table:table-cell>
              <table:table-cell office:value-type="float" office:value="0.0393064764002138">
                <text:p>0.0393064764002138</text:p>
                <draw:g>
                  <svg:desc>Tabelle1.B11:Tabelle1.N11</svg:desc>
                </draw:g>
              </table:table-cell>
              <table:table-cell office:value-type="float" office:value="0.0442317542060864">
                <text:p>0.0442317542060864</text:p>
              </table:table-cell>
              <table:table-cell office:value-type="float" office:value="0.0508196470878381">
                <text:p>0.0508196470878381</text:p>
              </table:table-cell>
              <table:table-cell office:value-type="float" office:value="0.0560172134164359">
                <text:p>0.0560172134164359</text:p>
              </table:table-cell>
              <table:table-cell office:value-type="float" office:value="0.0601525148505601">
                <text:p>0.0601525148505601</text:p>
              </table:table-cell>
              <table:table-cell office:value-type="float" office:value="0.0642619112180268">
                <text:p>0.0642619112180268</text:p>
              </table:table-cell>
              <table:table-cell office:value-type="float" office:value="0.0661348744516672">
                <text:p>0.0661348744516672</text:p>
              </table:table-cell>
              <table:table-cell office:value-type="float" office:value="0.0677554847749439">
                <text:p>0.0677554847749439</text:p>
              </table:table-cell>
              <table:table-cell office:value-type="float" office:value="0.0708997047041881">
                <text:p>0.0708997047041881</text:p>
              </table:table-cell>
              <table:table-cell office:value-type="float" office:value="0.0735920882976623">
                <text:p>0.0735920882976623</text:p>
              </table:table-cell>
              <table:table-cell office:value-type="float" office:value="0.074902930122362">
                <text:p>0.074902930122362</text:p>
              </table:table-cell>
              <table:table-cell office:value-type="float" office:value="0.0755799083838355">
                <text:p>0.0755799083838355</text:p>
              </table:table-cell>
              <table:table-cell office:value-type="float" office:value="0.0774404127925662">
                <text:p>0.0774404127925662</text:p>
              </table:table-cell>
            </table:table-row>
            <table:table-row>
              <table:table-cell office:value-type="string">
                <text:p>Zeile 12</text:p>
                <draw:g>
                  <svg:desc/>
                </draw:g>
              </table:table-cell>
              <table:table-cell office:value-type="float" office:value="0.051787314589834">
                <text:p>0.051787314589834</text:p>
                <draw:g>
                  <svg:desc>Tabelle1.B12:Tabelle1.N12</svg:desc>
                </draw:g>
              </table:table-cell>
              <table:table-cell office:value-type="float" office:value="0.020266028917989">
                <text:p>0.020266028917989</text:p>
              </table:table-cell>
              <table:table-cell office:value-type="float" office:value="0.0211167245423095">
                <text:p>0.0211167245423095</text:p>
              </table:table-cell>
              <table:table-cell office:value-type="float" office:value="0.0209955208704973">
                <text:p>0.0209955208704973</text:p>
              </table:table-cell>
              <table:table-cell office:value-type="float" office:value="0.021264443215545">
                <text:p>0.021264443215545</text:p>
              </table:table-cell>
              <table:table-cell office:value-type="float" office:value="0.0222622338567637">
                <text:p>0.0222622338567637</text:p>
              </table:table-cell>
              <table:table-cell office:value-type="float" office:value="0.0222235196944695">
                <text:p>0.0222235196944695</text:p>
              </table:table-cell>
              <table:table-cell office:value-type="float" office:value="0.0228293992734492">
                <text:p>0.0228293992734492</text:p>
              </table:table-cell>
              <table:table-cell office:value-type="float" office:value="0.0222723804324548">
                <text:p>0.0222723804324548</text:p>
              </table:table-cell>
              <table:table-cell office:value-type="float" office:value="0.0225797272817776">
                <text:p>0.0225797272817776</text:p>
              </table:table-cell>
              <table:table-cell office:value-type="float" office:value="0.0222204615900922">
                <text:p>0.0222204615900922</text:p>
              </table:table-cell>
              <table:table-cell office:value-type="float" office:value="0.0217018666658979">
                <text:p>0.0217018666658979</text:p>
              </table:table-cell>
              <table:table-cell office:value-type="float" office:value="0.0217721419431854">
                <text:p>0.0217721419431854</text:p>
              </table:table-cell>
            </table:table-row>
            <table:table-row>
              <table:table-cell office:value-type="string">
                <text:p>Zeile 12</text:p>
                <draw:g>
                  <svg:desc/>
                </draw:g>
              </table:table-cell>
              <table:table-cell office:value-type="float" office:value="0.051787314589834">
                <text:p>0.051787314589834</text:p>
                <draw:g>
                  <svg:desc>Tabelle1.B12:Tabelle1.N12</svg:desc>
                </draw:g>
              </table:table-cell>
              <table:table-cell office:value-type="float" office:value="0.020266028917989">
                <text:p>0.020266028917989</text:p>
              </table:table-cell>
              <table:table-cell office:value-type="float" office:value="0.0211167245423095">
                <text:p>0.0211167245423095</text:p>
              </table:table-cell>
              <table:table-cell office:value-type="float" office:value="0.0209955208704973">
                <text:p>0.0209955208704973</text:p>
              </table:table-cell>
              <table:table-cell office:value-type="float" office:value="0.021264443215545">
                <text:p>0.021264443215545</text:p>
              </table:table-cell>
              <table:table-cell office:value-type="float" office:value="0.0222622338567637">
                <text:p>0.0222622338567637</text:p>
              </table:table-cell>
              <table:table-cell office:value-type="float" office:value="0.0222235196944695">
                <text:p>0.0222235196944695</text:p>
              </table:table-cell>
              <table:table-cell office:value-type="float" office:value="0.0228293992734492">
                <text:p>0.0228293992734492</text:p>
              </table:table-cell>
              <table:table-cell office:value-type="float" office:value="0.0222723804324548">
                <text:p>0.0222723804324548</text:p>
              </table:table-cell>
              <table:table-cell office:value-type="float" office:value="0.0225797272817776">
                <text:p>0.0225797272817776</text:p>
              </table:table-cell>
              <table:table-cell office:value-type="float" office:value="0.0222204615900922">
                <text:p>0.0222204615900922</text:p>
              </table:table-cell>
              <table:table-cell office:value-type="float" office:value="0.0217018666658979">
                <text:p>0.0217018666658979</text:p>
              </table:table-cell>
              <table:table-cell office:value-type="float" office:value="0.0217721419431854">
                <text:p>0.02177214194318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